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c64b53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 fo:orphans="0" fo:widows="0" style:text-autospace="none"/>
      <style:text-properties style:font-name="Arial1" officeooo:rsid="00bed1f9" officeooo:paragraph-rsid="00bed1f9" style:font-name-complex="Arial1"/>
    </style:style>
    <style:style style:name="P17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c64b53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paragraph-rsid="00c64b53" style:font-name-complex="Arial2"/>
    </style:style>
    <style:style style:name="P46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7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8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9" style:family="paragraph" style:parent-style-name="Standard">
      <style:paragraph-properties fo:line-height="150%" fo:orphans="0" fo:widows="0"/>
      <style:text-properties style:font-name="Arial" officeooo:rsid="00bed1f9" officeooo:paragraph-rsid="00bed1f9" style:font-name-complex="Arial2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8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9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60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4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5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7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3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7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7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7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7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8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89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 loext:hyphenation-no-caps="fals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officeooo:rsid="00c64b53" style:font-name-complex="Arial2"/>
    </style:style>
    <style:style style:name="T4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5" style:family="text">
      <style:text-properties style:font-name="Arial" fo:background-color="transparent" loext:char-shading-value="0" style:font-name-complex="Arial2"/>
    </style:style>
    <style:style style:name="T6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9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1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4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5" style:family="text"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font-weight="bold" style:font-weight-asian="bold" style:font-name-complex="Arial1"/>
    </style:style>
    <style:style style:name="T18" style:family="text">
      <style:text-properties style:font-name="Arial1" fo:font-weight="bold" officeooo:rsid="0094d329" style:font-weight-asian="bold" style:font-name-complex="Arial1" style:font-weight-complex="bold"/>
    </style:style>
    <style:style style:name="T19" style:family="text">
      <style:text-properties officeooo:rsid="0083ea84"/>
    </style:style>
    <style:style style:name="T20" style:family="text">
      <style:text-properties officeooo:rsid="00993847"/>
    </style:style>
    <style:style style:name="T21" style:family="text">
      <style:text-properties officeooo:rsid="00a3d778"/>
    </style:style>
    <style:style style:name="T22" style:family="text">
      <style:text-properties style:text-underline-style="none"/>
    </style:style>
    <style:style style:name="T23" style:family="text">
      <style:text-properties officeooo:rsid="00beb722"/>
    </style:style>
    <style:style style:name="T24" style:family="text">
      <style:text-properties officeooo:rsid="00bed1f9"/>
    </style:style>
    <style:style style:name="T25" style:family="text">
      <style:text-properties officeooo:rsid="00c4f0d1"/>
    </style:style>
    <style:style style:name="T26" style:family="text">
      <style:text-properties officeooo:rsid="00c64b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placeholder text:placeholder-type="text">&lt;if test="o.type_id.code == '1'"&gt;</text:placeholder></text:p>
      <text:p text:style-name="P116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54"><text:span text:style-name="T1">Rosario, <text:s text:c="4"/></text:span><text:span text:style-name="T7"><text:placeholder text:placeholder-type="text">&lt;formatLang(o.date, date=True)&gt;</text:placeholder></text:span><text:span text:style-name="T1">-</text:span></text:p>
      <text:p text:style-name="P37">Sr.</text:p>
      <text:p text:style-name="P37">President<text:span text:style-name="T23">e</text:span> del </text:p>
      <text:p text:style-name="P37">Concejo Municipal de Rosario</text:p>
      <text:p text:style-name="P44">Conc. <text:span text:style-name="T26">Maria Eugenia Schmuck</text:span><text:tab/></text:p>
      <text:p text:style-name="P124">Presente</text:p>
      <text:p text:style-name="P46"/>
      <text:p text:style-name="P46">De mi mayor consideración:</text:p>
      <text:p text:style-name="P37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EXPEDIENTE PARLAMENTARIO N° / RESOLUCIÓN OTORGANTE</text:p>
          </table:table-cell>
          <table:table-cell table:style-name="Tabla1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20">EXPEDIENTE <text:span text:style-name="T25">DE SOLICITUD</text:span> N°</text:p>
          </table:table-cell>
          <table:table-cell table:style-name="Tabla1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20">BENEFICIARIO</text:p>
          </table:table-cell>
          <table:table-cell table:style-name="Tabla1.B2" office:value-type="string">
            <text:p text:style-name="P26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20">DESTINO DEL SUBSIDIO</text:p>
          </table:table-cell>
          <table:table-cell table:style-name="Tabla1.B2" office:value-type="string">
            <text:p text:style-name="P26"><text:span text:style-name="T13"><text:placeholder text:placeholder-type="text">&lt;o.subsidy_id.destination&gt;</text:placeholder></text:span><text:s/></text:p>
          </table:table-cell>
        </table:table-row>
        <table:table-row table:style-name="Tabla1.2">
          <table:table-cell table:style-name="Tabla1.A2" office:value-type="string">
            <text:p text:style-name="P20">FECHA DEL CARGO</text:p>
          </table:table-cell>
          <table:table-cell table:style-name="Tabla1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20">FECHA VENCIMIENTO RENDICIÓN </text:p>
          </table:table-cell>
          <table:table-cell table:style-name="Tabla1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20">IMPORTE</text:p>
          </table:table-cell>
          <table:table-cell table:style-name="Tabla1.B2" office:value-type="string">
            <text:p text:style-name="P103"><text:span text:style-name="T20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37"/>
      <text:p text:style-name="P37">Al respecto le comunico que, conforme puede apreciarse según documentación adjunta y motivos expuestos, el responsable solicita reasignar los recursos con el siguiente destino:</text:p>
      <text:p text:style-name="P37">Destino original asignado:</text:p>
      <text:p text:style-name="P70"><text:placeholder text:placeholder-type="text">&lt;o.subsidy_id.destination&gt;</text:placeholder></text:p>
      <text:p text:style-name="P50"/>
      <text:p text:style-name="P37">Destino dado:</text:p>
      <text:p text:style-name="P72"/>
      <text:p text:style-name="P53"/>
      <text:p text:style-name="P61"><text:span text:style-name="T1">Por lo expuesto de considerarlo oportuno debería precederse a aprobar por parte de esa Presidencia (con acuerdo de la Comisión Parlamentaria) lo peticionado (</text:span><text:span text:style-name="T5">Resolución del 14/04/11- Expte. N° 186.691/11- Apartado 3 ) .</text:span></text:p>
      <text:p text:style-name="P37">Sin otro motivo en particular lo saluda atte. </text:p>
      <text:p text:style-name="P37"><text:soft-page-break/></text:p>
      <text:p text:style-name="P37"/>
      <text:p text:style-name="P63"><text:span text:style-name="T1">Esta Presidencia con acuerdo de la Comisión de Labor Parlamentaria aprueba el cambio del destino del subsidio dado por </text:span><text:span text:style-name="T9"><text:placeholder text:placeholder-type="text">&lt;o.subsidy_id.partner_id.name&gt;</text:placeholder></text:span><text:span text:style-name="T4"><text:s/></text:span><text:span text:style-name="T1">conforme se indica a continuación: </text:span></text:p>
      <text:p text:style-name="P37">Destino original asignado:</text:p>
      <text:p text:style-name="P50"/>
      <text:p text:style-name="P71"><text:placeholder text:placeholder-type="text">&lt;o.subsidy_id.destination&gt;</text:placeholder></text:p>
      <text:p text:style-name="P50"/>
      <text:p text:style-name="P52">Destino dado:</text:p>
      <text:p text:style-name="P53"/>
      <text:p text:style-name="P53"/>
      <text:p text:style-name="P52"/>
      <text:p text:style-name="P37">Pasen las presentes a la Contaduría General a sus efectos.</text:p>
      <text:p text:style-name="P37"/>
      <text:p text:style-name="P47">ROSARIO,…………………………………………….</text:p>
      <text:p text:style-name="P35"/>
      <text:p text:style-name="P91"><text:placeholder text:placeholder-type="text">&lt;/if&gt;</text:placeholder></text:p>
      <text:p text:style-name="P122"><text:placeholder text:placeholder-type="text">&lt;if test="o.type_id.code == '2'"&gt;</text:placeholder></text:p>
      <text:p text:style-name="P101"/>
      <text:p text:style-name="P73"/>
      <text:p text:style-name="P114"><text:span text:style-name="T11">Numero Interno :</text:span><text:span text:style-name="T14"><text:placeholder text:placeholder-type="text">&lt;o.subsidy_id.internal_number&gt;</text:placeholder></text:span></text:p>
      <text:p text:style-name="P105"/>
      <text:p text:style-name="P10">ROSARIO, <text:s/><text:span text:style-name="T12"><text:placeholder text:placeholder-type="text">&lt;formatLang(o.date, date=True)&gt;</text:placeholder></text:span></text:p>
      <text:p text:style-name="P3">Sr.</text:p>
      <text:p text:style-name="P3">Presient<text:span text:style-name="T23">e</text:span> del </text:p>
      <text:p text:style-name="P3">Concejo Municipal de Rosario</text:p>
      <text:p text:style-name="P9">Conc. <text:s/><text:span text:style-name="T3">Maria Eugenia Schmuck</text:span></text:p>
      <text:p text:style-name="P94">Presente</text:p>
      <text:p text:style-name="P3"/>
      <text:p text:style-name="P3">De mi mayor consideración:</text:p>
      <text:p text:style-name="P3">Tengo el agrado de dirigirme a Ud. con relación al subsidio que ha otorgado el Concejo Municipal de Rosario conforme al siguiente detalle:</text:p>
      <text:p text:style-name="P3"/>
      <text:p text:style-name="P4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EXPEDIENTE PARLAMENTARIO N° / RESOLUCIÓN OTORGANTE</text:p>
          </table:table-cell>
          <table:table-cell table:style-name="Tabla4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0">EXPEDIENTE <text:span text:style-name="T25">DE SOLICITUD</text:span> N°</text:p>
          </table:table-cell>
          <table:table-cell table:style-name="Tabla4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2">BENEFICIARIO</text:p>
          </table:table-cell>
          <table:table-cell table:style-name="Tabla4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2">DESTINO DEL SUBSIDIO</text:p>
          </table:table-cell>
          <table:table-cell table:style-name="Tabla4.B2" office:value-type="string">
            <text:p text:style-name="P28"><text:span text:style-name="T13"><text:placeholder text:placeholder-type="text">&lt;o.subsidy_id.destination&gt;</text:placeholder></text:span><text:s/></text:p>
          </table:table-cell>
        </table:table-row>
        <table:table-row table:style-name="Tabla4.2">
          <table:table-cell table:style-name="Tabla4.A2" office:value-type="string">
            <text:p text:style-name="P22">FECHA DEL CARGO</text:p>
          </table:table-cell>
          <table:table-cell table:style-name="Tabla4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2">FECHA VENCIMIENTO RENDICIÓN </text:p>
          </table:table-cell>
          <table:table-cell table:style-name="Tabla4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2">IMPORTE</text:p>
          </table:table-cell>
          <table:table-cell table:style-name="Tabla4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41"/>
      <text:p text:style-name="P41"/>
      <text:p text:style-name="P3"/>
      <text:p text:style-name="P66"><text:span text:style-name="T16">Esta Contaduría <text:s/>en fecha </text:span><text:span text:style-name="T7">……….</text:span><text:span text:style-name="T16"> ha procedido a efectuar el pertinente reclamo intimando a regularizar la situación dentro de los <text:s/>5 (cinco) días.</text:span></text:p>
      <text:p text:style-name="P3">Se deja constancia que conforme al registro del área contable a mi cargo no consta el ingreso de la aludida rendición por lo que correspondería derivar las presentes a la Dirección General de Asuntos Jurídicos del Departamento Ejecutivo Municipal al efecto de proceder sobre el particular de acuerdo a las normas vigentes.</text:p>
      <text:p text:style-name="P3"><text:soft-page-break/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23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59"><text:span text:style-name="T16">ROSARIO, <text:s text:c="4"/></text:span><text:span text:style-name="T7"><text:placeholder text:placeholder-type="text">&lt;formatLang(o.date, date=True)&gt;</text:placeholder></text:span><text:span text:style-name="T16">.-</text:span></text:p>
      <text:p text:style-name="P11">Sr.</text:p>
      <text:p text:style-name="P11">Secretari<text:span text:style-name="T24">o</text:span> Administrativ<text:span text:style-name="T24">o</text:span> del </text:p>
      <text:p text:style-name="P11">Concejo Municipal</text:p>
      <text:p text:style-name="P16">Eduardo Gutierrez</text:p>
      <text:p text:style-name="P96">Presente</text:p>
      <text:p text:style-name="P2"/>
      <text:p text:style-name="P2">De mi mayor consideración:</text:p>
      <text:p text:style-name="P64"><text:span text:style-name="T16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2">Se eleva la presente para la toma de su conocimiento.</text:p>
      <text:p text:style-name="P33">Sin otro motivo en particular la saluda atte. </text:p>
      <text:p text:style-name="P19"/>
      <text:p text:style-name="P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EXPEDIENTE PARLAMENTARIO N° / RESOLUCIÓN OTORGANTE</text:p>
          </table:table-cell>
          <table:table-cell table:style-name="Tabla5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0">EXPEDIENTE <text:span text:style-name="T25">DE SOLICITUD</text:span> N°</text:p>
          </table:table-cell>
          <table:table-cell table:style-name="Tabla5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2">BENEFICIARIO</text:p>
          </table:table-cell>
          <table:table-cell table:style-name="Tabla5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2">DESTINO DEL SUBSIDIO</text:p>
          </table:table-cell>
          <table:table-cell table:style-name="Tabla5.B2" office:value-type="string">
            <text:p text:style-name="P28"><text:span text:style-name="T13"><text:placeholder text:placeholder-type="text">&lt;o.subsidy_id.destination&gt;</text:placeholder></text:span><text:s/></text:p>
          </table:table-cell>
        </table:table-row>
        <table:table-row table:style-name="Tabla5.2">
          <table:table-cell table:style-name="Tabla5.A2" office:value-type="string">
            <text:p text:style-name="P22">FECHA DEL CARGO</text:p>
          </table:table-cell>
          <table:table-cell table:style-name="Tabla5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2">FECHA VENCIMIENTO RENDICIÓN </text:p>
          </table:table-cell>
          <table:table-cell table:style-name="Tabla5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2">IMPORTE</text:p>
          </table:table-cell>
          <table:table-cell table:style-name="Tabla5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41"/>
      <text:p text:style-name="P36"/>
      <text:p text:style-name="P93"/>
      <text:p text:style-name="P92"><text:placeholder text:placeholder-type="text">&lt;/if&gt;</text:placeholder></text:p>
      <text:p text:style-name="P99"/>
      <text:p text:style-name="P118"><text:placeholder text:placeholder-type="text">&lt;if test="o.type_id.code == '3'"&gt;</text:placeholder></text:p>
      <text:p text:style-name="P100"/>
      <text:p text:style-name="P116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115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39">Sr.</text:p>
      <text:p text:style-name="P39">Presient<text:span text:style-name="T23">e</text:span> del </text:p>
      <text:p text:style-name="P39">Concejo Municipal de Rosario</text:p>
      <text:p text:style-name="P45">Conc. <text:s/><text:span text:style-name="T26">Maria Eugenia Schmuck</text:span></text:p>
      <text:p text:style-name="P125">Presente</text:p>
      <text:p text:style-name="P39">De mi mayor consideración:</text:p>
      <text:p text:style-name="P39">Tengo el agrado de dirigirme a Ud. con relación al subsidio que ha otorgado el Concejo Municipal de Rosario conforme al siguiente detalle:</text:p>
      <text:p text:style-name="P51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EXPEDIENTE PARLAMENTARIO N° / RESOLUCIÓN OTORGANTE</text:p>
          </table:table-cell>
          <table:table-cell table:style-name="Tabla2.B1" office:value-type="string">
            <text:p text:style-name="P79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0">EXPEDIENTE <text:span text:style-name="T25">DE SOLICITUD</text:span> N°</text:p>
          </table:table-cell>
          <table:table-cell table:style-name="Tabla2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5">BENEFICIARIO</text:p>
          </table:table-cell>
          <table:table-cell table:style-name="Tabla2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5">DESTINO DEL SUBSIDIO</text:p>
          </table:table-cell>
          <table:table-cell table:style-name="Tabla2.B2" office:value-type="string">
            <text:p text:style-name="P32"><text:span text:style-name="T13"><text:placeholder text:placeholder-type="text">&lt;o.subsidy_id.destination&gt;</text:placeholder></text:span><text:s/></text:p>
          </table:table-cell>
        </table:table-row>
        <table:table-row table:style-name="Tabla2.2">
          <table:table-cell table:style-name="Tabla2.A2" office:value-type="string">
            <text:p text:style-name="P25">FECHA DEL CARGO</text:p>
          </table:table-cell>
          <table:table-cell table:style-name="Tabla2.B2" office:value-type="string">
            <text:p text:style-name="P85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5">FECHA VENCIMIENTO RENDICIÓN </text:p>
          </table:table-cell>
          <table:table-cell table:style-name="Tabla2.B2" office:value-type="string">
            <text:p text:style-name="P85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5">IMPORTE</text:p>
          </table:table-cell>
          <table:table-cell table:style-name="Tabla2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51"/>
      <text:p text:style-name="P51"/>
      <text:p text:style-name="P39"><text:s/></text:p>
      <text:p text:style-name="P39">Esta Contaduría ha procedido el ………….. a informar a esa Superioridad que se encontraba pendiente de presentar a dicha fecha la totalidad de los comprobantes relativos al subsidio aludido.</text:p>
      <text:p text:style-name="P69"><text:span text:style-name="T1">Mediante la presente le comunicamos que el cuentadante ha dado cumplimiento el </text:span><text:span text:style-name="T10">…….</text:span><text:span text:style-name="T1"> con la presentación de la rendición requerida en su totalidad habiendo sido aprobada la misma mediante Disposición emitida por esta dependencia Nº <text:s/></text:span><text:span text:style-name="T10"><text:placeholder text:placeholder-type="text">&lt;', '.join(o.subsidy_id.rendition_ids.approval_arrangement_id.mapped('number'))&gt;</text:placeholder></text:span><text:span text:style-name="T1">.</text:span></text:p>
      <text:p text:style-name="P39">Sin otro motivo en particular lo saluda atentamente. </text:p>
      <text:p text:style-name="P123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60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48"/>
      <text:p text:style-name="P48">Sr.</text:p>
      <text:p text:style-name="P48">Secretari<text:span text:style-name="T24">o</text:span> Administrativ<text:span text:style-name="T24">o</text:span> del </text:p>
      <text:p text:style-name="P48">Concejo Municipal</text:p>
      <text:p text:style-name="P49">Eduardo Gutierrez</text:p>
      <text:p text:style-name="P126">Presente</text:p>
      <text:p text:style-name="P38"/>
      <text:p text:style-name="P38">De mi mayor consideración:</text:p>
      <text:p text:style-name="P65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38">Se eleva la presente al solo <text:s/>efecto informativo para la toma de su conocimiento.</text:p>
      <text:p text:style-name="P111">Sin otro motivo en particular la saluda atte. 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XPEDIENTE PARLAMENTARIO N° / RESOLUCIÓN OTORGANTE</text:p>
          </table:table-cell>
          <table:table-cell table:style-name="Tabla3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<text:span text:style-name="T25">DE SOLICITUD</text:span> N°</text:p>
          </table:table-cell>
          <table:table-cell table:style-name="Tabla3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1">BENEFICIARIO</text:p>
          </table:table-cell>
          <table:table-cell table:style-name="Tabla3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1">DESTINO DEL SUBSIDIO</text:p>
          </table:table-cell>
          <table:table-cell table:style-name="Tabla3.B2" office:value-type="string">
            <text:p text:style-name="P27"><text:span text:style-name="T13"><text:placeholder text:placeholder-type="text">&lt;o.subsidy_id.destination&gt;</text:placeholder></text:span><text:s/></text:p>
          </table:table-cell>
        </table:table-row>
        <table:table-row table:style-name="Tabla3.2">
          <table:table-cell table:style-name="Tabla3.A2" office:value-type="string">
            <text:p text:style-name="P21">FECHA DEL CARGO</text:p>
          </table:table-cell>
          <table:table-cell table:style-name="Tabla3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1">FECHA VENCIMIENTO RENDICIÓN </text:p>
          </table:table-cell>
          <table:table-cell table:style-name="Tabla3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1">IMPORTE</text:p>
          </table:table-cell>
          <table:table-cell table:style-name="Tabla3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110"/>
      <text:p text:style-name="P111"/>
      <text:p text:style-name="P111"/>
      <text:p text:style-name="P106"><text:placeholder text:placeholder-type="text">&lt;/if&gt;</text:placeholder></text:p>
      <text:p text:style-name="P119"><text:placeholder text:placeholder-type="text">&lt;if test="o.type_id.code == '4'"&gt;</text:placeholder></text:p>
      <text:p text:style-name="P116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57"><text:span text:style-name="T16">ROSARIO, <text:s/></text:span><text:span text:style-name="T7"><text:placeholder text:placeholder-type="text">&lt;formatLang(o.date, date=True)&gt;</text:placeholder></text:span></text:p>
      <text:p text:style-name="P5"/>
      <text:p text:style-name="P5"/>
      <text:p text:style-name="P13">Sr/Sra/Sres</text:p>
      <text:p text:style-name="P86"><text:placeholder text:placeholder-type="text">&lt;o.subsidy_id.partner_id.name&gt;</text:placeholder></text:p>
      <text:p text:style-name="P86"><text:placeholder text:placeholder-type="text">&lt;o.subsidy_id.partner_id.street&gt;</text:placeholder></text:p>
      <text:p text:style-name="P7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7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EXPEDIENTE PARLAMENTARIO N° / RESOLUCIÓN OTORGANTE</text:p>
          </table:table-cell>
          <table:table-cell table:style-name="Tabla7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0">EXPEDIENTE <text:span text:style-name="T25">DE SOLICITUD</text:span> N°</text:p>
          </table:table-cell>
          <table:table-cell table:style-name="Tabla7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3">BENEFICIARIO</text:p>
          </table:table-cell>
          <table:table-cell table:style-name="Tabla7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3">DESTINO DEL SUBSIDIO</text:p>
          </table:table-cell>
          <table:table-cell table:style-name="Tabla7.B2" office:value-type="string">
            <text:p text:style-name="P29"><text:span text:style-name="T13"><text:placeholder text:placeholder-type="text">&lt;o.subsidy_id.destination&gt;</text:placeholder></text:span><text:s/></text:p>
          </table:table-cell>
        </table:table-row>
        <table:table-row table:style-name="Tabla7.2">
          <table:table-cell table:style-name="Tabla7.A2" office:value-type="string">
            <text:p text:style-name="P23">FECHA DEL CARGO</text:p>
          </table:table-cell>
          <table:table-cell table:style-name="Tabla7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3">FECHA VENCIMIENTO RENDICIÓN </text:p>
          </table:table-cell>
          <table:table-cell table:style-name="Tabla7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3">IMPORTE</text:p>
          </table:table-cell>
          <table:table-cell table:style-name="Tabla7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112"/>
      <text:p text:style-name="P5"/>
      <text:p text:style-name="P108"><text:placeholder text:placeholder-type="text">&lt;/if&gt;</text:placeholder></text:p>
      <text:p text:style-name="P120"><text:placeholder text:placeholder-type="text">&lt;if test="o.type_id.code == '5'"&gt;</text:placeholder></text:p>
      <text:p text:style-name="P116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56"><text:span text:style-name="T16">ROSARIO, <text:s/></text:span><text:span text:style-name="T7"><text:placeholder text:placeholder-type="text">&lt;formatLang(o.date, date=True)&gt;</text:placeholder></text:span></text:p>
      <text:p text:style-name="P4"/>
      <text:p text:style-name="P15">Sr/Sra/Sres</text:p>
      <text:p text:style-name="P87"><text:placeholder text:placeholder-type="text">&lt;o.subsidy_id.partner_id.name&gt;</text:placeholder></text:p>
      <text:p text:style-name="P87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4">De mi mayor consideración:</text:p>
      <text:p text:style-name="P4">Tengo el agrado de dirigirme a Ud. con relación al subsidio que le ha otorgado el Concejo Municipal de Rosario conforme al siguiente detalle:</text:p>
      <text:p text:style-name="P4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EXPEDIENTE PARLAMENTARIO N° / RESOLUCIÓN OTORGANTE</text:p>
          </table:table-cell>
          <table:table-cell table:style-name="Tabla6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0">EXPEDIENTE <text:span text:style-name="T25">DE SOLICITUD</text:span> N°</text:p>
          </table:table-cell>
          <table:table-cell table:style-name="Tabla6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3">BENEFICIARIO</text:p>
          </table:table-cell>
          <table:table-cell table:style-name="Tabla6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3">DESTINO DEL SUBSIDIO</text:p>
          </table:table-cell>
          <table:table-cell table:style-name="Tabla6.B2" office:value-type="string">
            <text:p text:style-name="P29"><text:span text:style-name="T13"><text:placeholder text:placeholder-type="text">&lt;o.subsidy_id.destination&gt;</text:placeholder></text:span><text:s/></text:p>
          </table:table-cell>
        </table:table-row>
        <table:table-row table:style-name="Tabla6.2">
          <table:table-cell table:style-name="Tabla6.A2" office:value-type="string">
            <text:p text:style-name="P23">FECHA DEL CARGO</text:p>
          </table:table-cell>
          <table:table-cell table:style-name="Tabla6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3">FECHA VENCIMIENTO RENDICIÓN </text:p>
          </table:table-cell>
          <table:table-cell table:style-name="Tabla6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3">IMPORTE</text:p>
          </table:table-cell>
          <table:table-cell table:style-name="Tabla6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112"/>
      <text:p text:style-name="P4"/>
      <text:p text:style-name="P4">Por medio de la presente le recordamos que el aludido subsidio debió ser rendido con los respectivos comprobantes que justifican el gasto en la fecha indicada.</text:p>
      <text:p text:style-name="P67"><text:span text:style-name="T16">Por lo expuesto, al no contar esta Contaduría general con dicho cumplimiento le solicito tener a bien </text:span><text:span text:style-name="T17">regularizar dentro de los 5 (cinco) días hábiles</text:span><text:span text:style-name="T16"> de recibida la presente la situación planteada.</text:span></text:p>
      <text:p text:style-name="P4">Sin otro motivo en particular y agradeciendo la atención dispensada lo saluda atentamente. </text:p>
      <text:p text:style-name="P107"><text:placeholder text:placeholder-type="text">&lt;/if&gt;</text:placeholder></text:p>
      <text:p text:style-name="P121"><text:placeholder text:placeholder-type="text">&lt;if test="o.type_id.code == '6'"&gt;</text:placeholder></text:p>
      <text:p text:style-name="P116"><text:span text:style-name="T6">Numero Interno :</text:span><text:span text:style-name="T9"><text:placeholder text:placeholder-type="text">&lt;o.subsidy_id.internal_number&gt;</text:placeholder></text:span></text:p>
      <text:p text:style-name="P105"/>
      <text:p text:style-name="P58"><text:span text:style-name="T16">ROSARIO, <text:s/></text:span><text:span text:style-name="T7"><text:placeholder text:placeholder-type="text">&lt;formatLang(o.date, date=True)&gt;</text:placeholder></text:span></text:p>
      <text:p text:style-name="P6"/>
      <text:p text:style-name="P6"/>
      <text:p text:style-name="P14">Sr/Sra/Sres</text:p>
      <text:p text:style-name="P88"><text:placeholder text:placeholder-type="text">&lt;o.subsidy_id.partner_id.name&gt;</text:placeholder></text:p>
      <text:p text:style-name="P88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EXPEDIENTE PARLAMENTARIO N° / RESOLUCIÓN OTORGANTE</text:p>
          </table:table-cell>
          <table:table-cell table:style-name="Tabla8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0">EXPEDIENTE <text:span text:style-name="T25">DE SOLICITUD</text:span> N°</text:p>
          </table:table-cell>
          <table:table-cell table:style-name="Tabla8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4">BENEFICIARIO</text:p>
          </table:table-cell>
          <table:table-cell table:style-name="Tabla8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4">DESTINO DEL SUBSIDIO</text:p>
          </table:table-cell>
          <table:table-cell table:style-name="Tabla8.B2" office:value-type="string">
            <text:p text:style-name="P30"><text:span text:style-name="T13"><text:placeholder text:placeholder-type="text">&lt;o.subsidy_id.destination&gt;</text:placeholder></text:span><text:s/></text:p>
          </table:table-cell>
        </table:table-row>
        <table:table-row table:style-name="Tabla8.2">
          <table:table-cell table:style-name="Tabla8.A2" office:value-type="string">
            <text:p text:style-name="P24">FECHA DEL CARGO</text:p>
          </table:table-cell>
          <table:table-cell table:style-name="Tabla8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4">FECHA VENCIMIENTO RENDICIÓN </text:p>
          </table:table-cell>
          <table:table-cell table:style-name="Tabla8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4">IMPORTE</text:p>
          </table:table-cell>
          <table:table-cell table:style-name="Tabla8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113"/>
      <text:p text:style-name="P6"/>
      <text:p text:style-name="P6">Por medio de la presente le recordamos que el aludido subsidio debió ser rendido con los respectivos comprobantes que justifican el gasto en la fecha indicada.</text:p>
      <text:p text:style-name="P68"><text:span text:style-name="T16">Por lo expuesto, al no contar esta Contaduría general con dicho cumplimiento le solicito tener a bien </text:span><text:span text:style-name="T18">proceder a regularizar la situación planteada asumiendo la presente carácter de último aviso</text:span><text:span text:style-name="T16">.</text:span></text:p>
      <text:p text:style-name="P6">Sin otro motivo en particular y agradeciendo la atención dispensada lo saluda atentamente. <text:span text:style-name="T15"><text:placeholder text:placeholder-type="text">&lt;/if&gt;</text:placeholder></text:span></text:p>
      <text:p text:style-name="P117"><text:span text:style-name="T8"><text:placeholder text:placeholder-type="text">&lt;if test="o.type_id.code == '7'"&gt;</text:placeholder></text:span><text:span text:style-name="T8"><text:s/></text:span></text:p>
      <text:p text:style-name="P116"><text:span text:style-name="T6">Numero Interno: </text:span><text:span text:style-name="T9"><text:placeholder text:placeholder-type="text">&lt;o.subsidy_id.internal_number&gt;</text:placeholder></text:span></text:p>
      <text:p text:style-name="P105"><text:soft-page-break/></text:p>
      <text:p text:style-name="P55"><text:span text:style-name="T16">Rosario, <text:s text:c="2"/></text:span><text:span text:style-name="T7"><text:placeholder text:placeholder-type="text">&lt;formatLang(o.date, date=True)&gt;</text:placeholder></text:span><text:span text:style-name="T16">.-</text:span></text:p>
      <text:p text:style-name="P1">Sr.</text:p>
      <text:p text:style-name="P1">President<text:span text:style-name="T23">e</text:span> del </text:p>
      <text:p text:style-name="P1">Concejo Municipal de Rosario</text:p>
      <text:p text:style-name="P9">Conc. <text:s/><text:span text:style-name="T2"><text:s/></text:span><text:span text:style-name="T3">Maria Eugenia Schmuck</text:span></text:p>
      <text:p text:style-name="P95">Presente</text:p>
      <text:p text:style-name="P17"><text:s text:c="8"/></text:p>
      <text:p text:style-name="P1">De mi mayor consideración</text:p>
      <text:p text:style-name="P1">Tengo el agrado de dirigirme a Ud. con relación al subsidio otorgado por el Concejo Municipal de Rosario según el siguiente detalle:</text:p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EXPEDIENTE PARLAMENTARIO N° / RESOLUCIÓN OTORGANTE</text:p>
          </table:table-cell>
          <table:table-cell table:style-name="Tabla9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0">EXPEDIENTE <text:span text:style-name="T25">DE SOLICITUD</text:span> N°</text:p>
          </table:table-cell>
          <table:table-cell table:style-name="Tabla9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4">BENEFICIARIO</text:p>
          </table:table-cell>
          <table:table-cell table:style-name="Tabla9.B2" office:value-type="string">
            <text:p text:style-name="P31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l10n_latam_identification_type_id.name&gt;</text:placeholder></text:span><text:span text:style-name="T13"><text:s/></text:span><text:span text:style-name="T13"><text:placeholder text:placeholder-type="text">&lt;o.subsidy_id.partner_id.vat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4">DESTINO DEL SUBSIDIO</text:p>
          </table:table-cell>
          <table:table-cell table:style-name="Tabla9.B2" office:value-type="string">
            <text:p text:style-name="P30"><text:span text:style-name="T13"><text:placeholder text:placeholder-type="text">&lt;o.subsidy_id.destination&gt;</text:placeholder></text:span><text:s/></text:p>
          </table:table-cell>
        </table:table-row>
        <table:table-row table:style-name="Tabla9.2">
          <table:table-cell table:style-name="Tabla9.A2" office:value-type="string">
            <text:p text:style-name="P24">FECHA DEL CARGO</text:p>
          </table:table-cell>
          <table:table-cell table:style-name="Tabla9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4">FECHA VENCIMIENTO RENDICIÓN </text:p>
          </table:table-cell>
          <table:table-cell table:style-name="Tabla9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4">IMPORTE</text:p>
          </table:table-cell>
          <table:table-cell table:style-name="Tabla9.B2" office:value-type="string">
            <text:p text:style-name="P104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o.env.ref('base.ARS').amount_to_text(o.subsidy_id.amount).upper()&gt;</text:placeholder></text:span><text:span text:style-name="T19">)</text:span></text:p>
          </table:table-cell>
        </table:table-row>
      </table:table>
      <text:p text:style-name="P113"/>
      <text:p text:style-name="P62"><text:span text:style-name="T16">Al respecto presento rendición documentada adjuntando los comprobantes respectivos</text:span><text:span text:style-name="T7">.</text:span></text:p>
      <text:p text:style-name="P34">Sin otro motivo en particular lo saluda atentamente.</text:p>
      <text:p text:style-name="P18"/>
      <text:p text:style-name="P90"><text:placeholder text:placeholder-type="text">&lt;/if&gt;</text:placeholder></text:p>
      <text:p text:style-name="P109"/>
      <text:p text:style-name="P109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1-08-24T11:40:16.441867864</dc:date>
    <meta:editing-duration>P2DT7H37M19S</meta:editing-duration>
    <meta:editing-cycles>161</meta:editing-cycles>
    <meta:generator>LibreOffice/6.4.6.2$Linux_X86_64 LibreOffice_project/40$Build-2</meta:generator>
    <dc:title>ir.actions.report.xml</dc:title>
    <meta:document-statistic meta:table-count="9" meta:image-count="0" meta:object-count="0" meta:page-count="11" meta:paragraph-count="253" meta:word-count="1257" meta:character-count="13036" meta:non-whitespace-character-count="1194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